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PORTAMENTO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MP ENVELOPE</text:p>
          </table:table-cell>
          <table:table-cell/>
          <table:table-cell office:value-type="string">
            <text:p>Attack</text:p>
          </table:table-cell>
          <table:table-cell office:value-type="string">
            <text:p>release</text:p>
          </table:table-cell>
        </table:table-row>
        <table:table-row table:style-name="ro2">
          <table:table-cell/>
          <table:table-cell office:value-type="string">
            <text:p>AttackRelease</text:p>
          </table:table-cell>
          <table:table-cell table:number-columns-repeated="2" office:value-type="string">
            <text:p>y</text:p>
          </table:table-cell>
        </table:table-row>
        <table:table-row table:style-name="ro2">
          <table:table-cell/>
          <table:table-cell office:value-type="string">
            <text:p>AttackDecay</text:p>
          </table:table-cell>
          <table:table-cell table:number-columns-repeated="2" office:value-type="string">
            <text:p>y</text:p>
          </table:table-cell>
        </table:table-row>
        <table:table-row table:style-name="ro2">
          <table:table-cell/>
          <table:table-cell office:value-type="string">
            <text:p>AttackRepeatRelease</text:p>
          </table:table-cell>
          <table:table-cell table:number-columns-repeated="2" office:value-type="string">
            <text:p>y</text:p>
          </table:table-cell>
        </table:table-row>
        <table:table-row table:style-name="ro2">
          <table:table-cell/>
          <table:table-cell office:value-type="string">
            <text:p>AttackDecayRepeat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/>
          <table:table-cell office:value-type="string">
            <text:p>Loop</text:p>
          </table:table-cell>
          <table:table-cell table:number-columns-repeated="2" office:value-type="string">
            <text:p>y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ITCH BEND AND RANGE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RANSPOSE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NE TUNE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OMN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SET_CONTROLLER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ROM NOTE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TO NOTE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OLY ON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MONO ON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ETUN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pread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/>
          <table:table-cell office:value-type="string">
            <text:p>interval up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/>
          <table:table-cell office:value-type="string">
            <text:p>interval down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/>
          <table:table-cell office:value-type="string">
            <text:p>stack up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/>
          <table:table-cell office:value-type="string">
            <text:p>stack down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ST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PF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OD WHEE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olume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/>
          <table:table-cell office:value-type="string">
            <text:p>dist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/>
          <table:table-cell office:value-type="string">
            <text:p>hpf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/>
          <table:table-cell office:value-type="string">
            <text:p>detune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/>
          <table:table-cell office:value-type="string">
            <text:p>lfo rat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rp r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RPEGGIATO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MONO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9"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formula="of:=[.B12]/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999999999999998">
            <text:p>0.1</text:p>
          </table:table-cell>
          <table:table-cell table:formula="of:=[.B13]/2" office:value-type="float" office:value="0.0499999999999999">
            <text:p>0.0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2">
            <text:p>0.2</text:p>
          </table:table-cell>
          <table:table-cell table:formula="of:=[.B14]/2" office:value-type="float" office:value="0.0999999999999998">
            <text:p>0.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3">
            <text:p>0.3</text:p>
          </table:table-cell>
          <table:table-cell table:formula="of:=[.B15]/2" office:value-type="float" office:value="0.15">
            <text:p>0.1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4">
            <text:p>0.4</text:p>
          </table:table-cell>
          <table:table-cell table:formula="of:=[.B16]/2" office:value-type="float" office:value="0.2">
            <text:p>0.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5">
            <text:p>0.5</text:p>
          </table:table-cell>
          <table:table-cell table:formula="of:=[.B17]/2" office:value-type="float" office:value="0.25">
            <text:p>0.2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6">
            <text:p>0.6</text:p>
          </table:table-cell>
          <table:table-cell table:formula="of:=[.B18]/2" office:value-type="float" office:value="0.3">
            <text:p>0.3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7">
            <text:p>0.7</text:p>
          </table:table-cell>
          <table:table-cell table:formula="of:=[.B19]/2" office:value-type="float" office:value="0.35">
            <text:p>0.3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8">
            <text:p>0.8</text:p>
          </table:table-cell>
          <table:table-cell table:formula="of:=[.B20]/2" office:value-type="float" office:value="0.4">
            <text:p>0.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9">
            <text:p>0.9</text:p>
          </table:table-cell>
          <table:table-cell table:formula="of:=[.B21]/2" office:value-type="float" office:value="0.45">
            <text:p>0.4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0.5+[.B12]/2" office:value-type="float" office:value="0.5">
            <text:p>0.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9">
            <text:p>0.9</text:p>
          </table:table-cell>
          <table:table-cell table:formula="of:=1-[.B23]/2" office:value-type="float" office:value="0.55">
            <text:p>0.5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00000000000001">
            <text:p>0.8</text:p>
          </table:table-cell>
          <table:table-cell table:formula="of:=1-[.B24]/2" office:value-type="float" office:value="0.6">
            <text:p>0.6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700000000000001">
            <text:p>0.7</text:p>
          </table:table-cell>
          <table:table-cell table:formula="of:=1-[.B25]/2" office:value-type="float" office:value="0.65">
            <text:p>0.6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00000000000002">
            <text:p>0.6</text:p>
          </table:table-cell>
          <table:table-cell table:formula="of:=1-[.B26]/2" office:value-type="float" office:value="0.699999999999999">
            <text:p>0.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00000000000002">
            <text:p>0.5</text:p>
          </table:table-cell>
          <table:table-cell table:formula="of:=1-[.B27]/2" office:value-type="float" office:value="0.749999999999999">
            <text:p>0.7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00000000000003">
            <text:p>0.4</text:p>
          </table:table-cell>
          <table:table-cell table:formula="of:=1-[.B28]/2" office:value-type="float" office:value="0.799999999999999">
            <text:p>0.8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300000000000003">
            <text:p>0.3</text:p>
          </table:table-cell>
          <table:table-cell table:formula="of:=1-[.B29]/2" office:value-type="float" office:value="0.849999999999998">
            <text:p>0.8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00000000000004">
            <text:p>0.2</text:p>
          </table:table-cell>
          <table:table-cell table:formula="of:=1-[.B30]/2" office:value-type="float" office:value="0.899999999999998">
            <text:p>0.9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00000000000005">
            <text:p>0.1</text:p>
          </table:table-cell>
          <table:table-cell table:formula="of:=1-[.B31]/2" office:value-type="float" office:value="0.949999999999998">
            <text:p>0.9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0.5+[.B22]/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0999999999999942">
            <text:p>-0.1</text:p>
          </table:table-cell>
          <table:table-cell table:formula="of:=-1-[.B33]/2" office:value-type="float" office:value="-0.950000000000003">
            <text:p>-0.9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199999999999994">
            <text:p>-0.2</text:p>
          </table:table-cell>
          <table:table-cell table:formula="of:=-1-[.B34]/2" office:value-type="float" office:value="-0.900000000000003">
            <text:p>-0.9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299999999999993">
            <text:p>-0.3</text:p>
          </table:table-cell>
          <table:table-cell table:formula="of:=-1-[.B35]/2" office:value-type="float" office:value="-0.850000000000003">
            <text:p>-0.85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399999999999992">
            <text:p>-0.4</text:p>
          </table:table-cell>
          <table:table-cell table:formula="of:=-1-[.B36]/2" office:value-type="float" office:value="-0.800000000000004">
            <text:p>-0.8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499999999999992">
            <text:p>-0.5</text:p>
          </table:table-cell>
          <table:table-cell table:formula="of:=-1-[.B37]/2" office:value-type="float" office:value="-0.750000000000004">
            <text:p>-0.75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599999999999991">
            <text:p>-0.6</text:p>
          </table:table-cell>
          <table:table-cell table:formula="of:=-1-[.B38]/2" office:value-type="float" office:value="-0.700000000000004">
            <text:p>-0.7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699999999999991">
            <text:p>-0.7</text:p>
          </table:table-cell>
          <table:table-cell table:formula="of:=-1-[.B39]/2" office:value-type="float" office:value="-0.650000000000005">
            <text:p>-0.65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79999999999999">
            <text:p>-0.8</text:p>
          </table:table-cell>
          <table:table-cell table:formula="of:=-1-[.B40]/2" office:value-type="float" office:value="-0.600000000000005">
            <text:p>-0.6</text:p>
          </table:table-cell>
          <table:table-cell table:number-columns-repeated="3"/>
          <table:table-cell>
            <draw:frame table:end-cell-address="Sheet3.N60" table:end-x="1.255cm" table:end-y="0.24cm" draw:z-index="0" draw:style-name="gr1" draw:text-style-name="P1" svg:width="16.002cm" svg:height="9.006cm" svg:x="1.06cm" svg:y="0.266cm">
              <draw:object draw:notify-on-update-of-ranges="Sheet3.A12:Sheet3.A52 Sheet3.B12:Sheet3.B52 Sheet3.A12:Sheet3.A52 Sheet3.C12:Sheet3.C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89999999999999">
            <text:p>-0.9</text:p>
          </table:table-cell>
          <table:table-cell table:formula="of:=-1-[.B41]/2" office:value-type="float" office:value="-0.550000000000005">
            <text:p>-0.5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float" office:value="-1">
            <text:p>-1</text:p>
          </table:table-cell>
          <table:table-cell table:formula="of:=-1-[.B42]/2" office:value-type="float" office:value="-0.5">
            <text:p>-0.5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float" office:value="-0.9">
            <text:p>-0.9</text:p>
          </table:table-cell>
          <table:table-cell table:formula="of:=[.B43]/2" office:value-type="float" office:value="-0.45">
            <text:p>-0.45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float" office:value="-0.8">
            <text:p>-0.8</text:p>
          </table:table-cell>
          <table:table-cell table:formula="of:=[.B44]/2" office:value-type="float" office:value="-0.4">
            <text:p>-0.4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float" office:value="-0.7">
            <text:p>-0.7</text:p>
          </table:table-cell>
          <table:table-cell table:formula="of:=[.B45]/2" office:value-type="float" office:value="-0.35">
            <text:p>-0.35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float" office:value="-0.6">
            <text:p>-0.6</text:p>
          </table:table-cell>
          <table:table-cell table:formula="of:=[.B46]/2" office:value-type="float" office:value="-0.3">
            <text:p>-0.3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float" office:value="-0.5">
            <text:p>-0.5</text:p>
          </table:table-cell>
          <table:table-cell table:formula="of:=[.B47]/2" office:value-type="float" office:value="-0.25">
            <text:p>-0.25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float" office:value="-0.4">
            <text:p>-0.4</text:p>
          </table:table-cell>
          <table:table-cell table:formula="of:=[.B48]/2" office:value-type="float" office:value="-0.2">
            <text:p>-0.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float" office:value="-0.3">
            <text:p>-0.3</text:p>
          </table:table-cell>
          <table:table-cell table:formula="of:=[.B49]/2" office:value-type="float" office:value="-0.15">
            <text:p>-0.15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float" office:value="-0.2">
            <text:p>-0.2</text:p>
          </table:table-cell>
          <table:table-cell table:formula="of:=[.B50]/2" office:value-type="float" office:value="-0.1">
            <text:p>-0.1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float" office:value="-0.1">
            <text:p>-0.1</text:p>
          </table:table-cell>
          <table:table-cell table:formula="of:=[.B51]/2" office:value-type="float" office:value="-0.0500000000000001">
            <text:p>-0.0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formula="of:=[.B52]/2" office:value-type="float" office:value="0">
            <text:p>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4/12/2015</text:date>, <text:time>22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otchkiss</meta:initial-creator>
    <meta:creation-date>2015-12-04T09:51:42.08</meta:creation-date>
    <meta:generator>OpenOffice/4.1.1$Win32 OpenOffice.org_project/411m6$Build-9775</meta:generator>
    <dc:date>2015-12-04T22:38:12.25</dc:date>
    <dc:creator>jason hotchkiss</dc:creator>
    <meta:editing-duration>PT12H46M25S</meta:editing-duration>
    <meta:editing-cycles>12</meta:editing-cycles>
    <meta:document-statistic meta:table-count="3" meta:cell-count="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151cm" svg:y="3.929cm" style:legend-expansion="high" chart:style-name="ch2"/>
        <chart:plot-area chart:style-name="ch3" table:cell-range-address="Sheet3.A12:Sheet3.C52" svg:x="0.77cm" svg:y="0.855cm" svg:width="11.741cm" svg:height="7.552cm">
          <chartooo:coordinate-region svg:x="1.603cm" svg:y="1.067cm" svg:width="10.721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2:Sheet3.B52" chart:class="chart:scatter">
            <chart:domain table:cell-range-address="Sheet3.A12:Sheet3.A52"/>
            <chart:data-point chart:repeated="41"/>
          </chart:series>
          <chart:series chart:style-name="ch7" chart:values-cell-range-address="Sheet3.C12:Sheet3.C52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2:Sheet3.A52</svg:desc>
                </draw:g>
              </table:table-cell>
              <table:table-cell office:value-type="float" office:value="0">
                <text:p>0</text:p>
                <draw:g>
                  <svg:desc>Sheet3.B12:Sheet3.B52</svg:desc>
                </draw:g>
              </table:table-cell>
              <table:table-cell office:value-type="float" office:value="0">
                <text:p>0</text:p>
                <draw:g>
                  <svg:desc>Sheet3.C12:Sheet3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999999999999998">
                <text:p>0.0999999999999998</text:p>
              </table:table-cell>
              <table:table-cell office:value-type="float" office:value="0.0499999999999999">
                <text:p>0.049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999999999999998">
                <text:p>0.099999999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">
                <text:p>0.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0.699999999999999">
                <text:p>0.699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749999999999999">
                <text:p>0.7499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799999999999999">
                <text:p>0.7999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00000000000003">
                <text:p>0.300000000000003</text:p>
              </table:table-cell>
              <table:table-cell office:value-type="float" office:value="0.849999999999998">
                <text:p>0.8499999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899999999999998">
                <text:p>0.899999999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00000000000005">
                <text:p>0.100000000000005</text:p>
              </table:table-cell>
              <table:table-cell office:value-type="float" office:value="0.949999999999998">
                <text:p>0.949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0999999999999942">
                <text:p>-0.0999999999999942</text:p>
              </table:table-cell>
              <table:table-cell office:value-type="float" office:value="-0.950000000000003">
                <text:p>-0.95000000000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199999999999994">
                <text:p>-0.199999999999994</text:p>
              </table:table-cell>
              <table:table-cell office:value-type="float" office:value="-0.900000000000003">
                <text:p>-0.90000000000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299999999999993">
                <text:p>-0.299999999999993</text:p>
              </table:table-cell>
              <table:table-cell office:value-type="float" office:value="-0.850000000000003">
                <text:p>-0.85000000000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399999999999992">
                <text:p>-0.399999999999992</text:p>
              </table:table-cell>
              <table:table-cell office:value-type="float" office:value="-0.800000000000004">
                <text:p>-0.800000000000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499999999999992">
                <text:p>-0.499999999999992</text:p>
              </table:table-cell>
              <table:table-cell office:value-type="float" office:value="-0.750000000000004">
                <text:p>-0.750000000000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599999999999991">
                <text:p>-0.599999999999991</text:p>
              </table:table-cell>
              <table:table-cell office:value-type="float" office:value="-0.700000000000004">
                <text:p>-0.700000000000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699999999999991">
                <text:p>-0.699999999999991</text:p>
              </table:table-cell>
              <table:table-cell office:value-type="float" office:value="-0.650000000000005">
                <text:p>-0.650000000000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79999999999999">
                <text:p>-0.79999999999999</text:p>
              </table:table-cell>
              <table:table-cell office:value-type="float" office:value="-0.600000000000005">
                <text:p>-0.600000000000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89999999999999">
                <text:p>-0.89999999999999</text:p>
              </table:table-cell>
              <table:table-cell office:value-type="float" office:value="-0.550000000000005">
                <text:p>-0.550000000000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9">
                <text:p>-0.9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8">
                <text:p>-0.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7">
                <text:p>-0.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6">
                <text:p>-0.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5">
                <text:p>-0.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4">
                <text:p>-0.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3">
                <text:p>-0.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1">
                <text:p>-0.1</text:p>
              </table:table-cell>
              <table:table-cell office:value-type="float" office:value="-0.0500000000000001">
                <text:p>-0.0500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